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text-underline-style="solid" style:text-underline-width="auto" style:text-underline-color="font-color" fo:font-weight="bold" style:font-name-asian="TimesNewRomanPS-BoldMT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 style:list-style-name="L1">
      <style:text-properties style:font-name="Calibri" fo:font-size="11pt" style:text-underline-style="solid" style:text-underline-width="auto" style:text-underline-color="font-color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5" style:family="paragraph" style:parent-style-name="Standard" style:list-style-name="L1">
      <style:text-properties style:font-name="Calibri" fo:font-size="11pt" style:font-name-asian="TimesNewRomanPSMT" style:font-size-asian="11pt" style:font-name-complex="TimesNewRomanPSMT" style:font-size-complex="11pt"/>
    </style:style>
    <style:style style:name="P6" style:family="paragraph" style:parent-style-name="Standard" style:list-style-name="L2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7" style:family="paragraph" style:parent-style-name="Standard">
      <style:text-properties style:font-name="Calibri" fo:font-size="11pt" fo:language="ru" fo:country="RU" fo:font-style="normal" style:text-underline-style="none" fo:font-weight="bold" style:font-name-asian="TimesNewRomanPSMT" style:font-size-asian="11pt" style:font-style-asian="normal" style:font-weight-asian="bold" style:font-name-complex="TimesNewRomanPSMT" style:font-size-complex="11pt" style:font-style-complex="normal" style:font-weight-complex="bold"/>
    </style:style>
    <style:style style:name="P8" style:family="paragraph" style:parent-style-name="Standard">
      <style:text-properties style:font-name="Calibri" fo:font-size="11pt" fo:language="ru" fo:country="RU" fo:font-style="normal" style:text-underline-style="none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P9" style:family="paragraph" style:parent-style-name="Standard">
      <style:text-properties style:font-name="Calibri" fo:font-size="11pt" fo:language="ru" fo:country="RU" fo:font-style="normal" style:text-underline-style="solid" style:text-underline-width="auto" style:text-underline-color="font-color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P10" style:family="paragraph" style:parent-style-name="Standard" style:list-style-name="L2"/>
    <style:style style:name="P11" style:family="paragraph" style:parent-style-name="List_20_Paragraph" style:list-style-name="WWNum1">
      <style:text-properties style:font-name="Calibri" fo:font-size="11pt" style:font-size-asian="11pt" style:font-size-complex="11pt"/>
    </style:style>
    <style:style style:name="P12" style:family="paragraph" style:parent-style-name="List_20_Paragraph" style:list-style-name="WWNum1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name-asian="TimesNewRomanPSMT" style:font-weight-asian="normal" style:font-name-complex="TimesNewRomanPSM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NewRomanPSMT" style:font-weight-asian="bold" style:font-name-complex="TimesNewRomanPSM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style:text-underline-style="none"/>
    </style:style>
    <style:style style:name="T9" style:family="tex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Стили_20_стрелок_20_3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ffffff" draw:textarea-horizontal-align="left" draw:auto-grow-height="true" draw:auto-grow-width="true" fo:min-height="0.669cm" fo:min-width="0.38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ffffff" draw:textarea-horizontal-align="left" draw:auto-grow-height="true" draw:auto-grow-width="true" fo:min-height="0.441cm" fo:min-width="0.21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ffffff" draw:textarea-horizontal-align="left" draw:auto-grow-height="true" draw:auto-grow-width="true" fo:min-height="0.441cm" fo:min-width="0.116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№6</text:p>
      <text:list xml:id="list36367862" text:style-name="L1">
        <text:list-item>
          <text:p text:style-name="P4">Соберите электрическую цепь и продемонстрируйте способ регулирования силы тока в цепи с помощью реостата.</text:p>
        </text:list-item>
        <text:list-item>
          <text:p text:style-name="P5">Задача на <text:s/>построение изображения в системе из двух линз </text:p>
          <text:p text:style-name="P5"/>
        </text:list-item>
      </text:list>
      <text:p text:style-name="P7">Лабораторная работа «Регулирование силы тока реостатом»</text:p>
      <text:p text:style-name="P8"><text:span text:style-name="T2">Реостат</text:span> – <text:span text:style-name="T6">резистор, чьё сопротивление можно изменить. Его можно применять в целях регулирования силы тока и напряжения в цепи и на её участках. Например, чтобы уменьшить напряжение на лампе в цепи и не дать ей перегореть. </text:span></text:p>
      <text:p text:style-name="P8"><text:span text:style-name="T6"/></text:p>
      <text:p text:style-name="P9">Цель:<text:span text:style-name="T8"> </text:span><text:span text:style-name="T7">научиться изменять силу тока в цепи с помощью реостата.</text:span></text:p>
      <text:p text:style-name="P9">Приборы и материалы:<text:span text:style-name="T7"> источник питания, реостат, амперметр, ключ, соединительные провода.</text:span></text:p>
      <text:p text:style-name="P9"><draw:g text:anchor-type="paragraph" draw:z-index="4" draw:style-name="gr1"><draw:line draw:style-name="gr2" draw:text-style-name="P13" svg:x1="12.4cm" svg:y1="0.71cm" svg:x2="14.406cm" svg:y2="0.71cm">
      <text:p/>
     </draw:line><draw:line draw:style-name="gr3" draw:text-style-name="P13" svg:x1="14.406cm" svg:y1="0.495cm" svg:x2="14.406cm" svg:y2="0.925cm">
      <text:p/>
     </draw:line><draw:line draw:style-name="gr4" draw:text-style-name="P13" svg:x1="14.629cm" svg:y1="0.28cm" svg:x2="14.629cm" svg:y2="1.139cm">
      <text:p/>
     </draw:line><draw:line draw:style-name="gr5" draw:text-style-name="P13" svg:x1="14.629cm" svg:y1="0.71cm" svg:x2="16.189cm" svg:y2="0.71cm">
      <text:p/>
     </draw:line><draw:line draw:style-name="gr6" draw:text-style-name="P13" svg:x1="16.189cm" svg:y1="0.71cm" svg:x2="16.189cm" svg:y2="1.569cm">
      <text:p/>
     </draw:line><draw:line draw:style-name="gr7" draw:text-style-name="P13" svg:x1="16.189cm" svg:y1="2.429cm" svg:x2="16.189cm" svg:y2="3.288cm">
      <text:p/>
     </draw:line><draw:line draw:style-name="gr8" draw:text-style-name="P13" svg:x1="16.189cm" svg:y1="1.569cm" svg:x2="16.635cm" svg:y2="2.428cm">
      <text:p/>
     </draw:line><draw:line draw:style-name="gr9" draw:text-style-name="P13" svg:x1="16.189cm" svg:y1="3.288cm" svg:x2="14.852cm" svg:y2="3.288cm">
      <text:p/>
     </draw:line><draw:custom-shape draw:style-name="gr10" draw:text-style-name="P13" svg:width="0.893cm" svg:height="0.86cm" svg:x="13.959cm" svg:y="2.857cm">
      <text:p/>
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</draw:custom-shape><draw:line draw:style-name="gr11" draw:text-style-name="P13" svg:x1="13.961cm" svg:y1="3.288cm" svg:x2="13.069cm" svg:y2="3.288cm">
      <text:p/>
     </draw:line><draw:line draw:style-name="gr12" draw:text-style-name="P13" svg:x1="13.069cm" svg:y1="2.429cm" svg:x2="13.069cm" svg:y2="3.288cm">
      <text:p/>
     </draw:line><draw:line draw:style-name="gr13" draw:text-style-name="P13" svg:x1="12.846cm" svg:y1="2.429cm" svg:x2="13.292cm" svg:y2="2.429cm">
      <text:p/>
     </draw:line><draw:line draw:style-name="gr14" draw:text-style-name="P13" svg:x1="12.846cm" svg:y1="1.784cm" svg:x2="12.846cm" svg:y2="2.429cm">
      <text:p/>
     </draw:line><draw:line draw:style-name="gr15" draw:text-style-name="P13" svg:x1="13.292cm" svg:y1="1.784cm" svg:x2="13.292cm" svg:y2="2.429cm">
      <text:p/>
     </draw:line><draw:line draw:style-name="gr16" draw:text-style-name="P13" svg:x1="12.846cm" svg:y1="1.784cm" svg:x2="13.292cm" svg:y2="1.784cm">
      <text:p/>
     </draw:line><draw:line draw:style-name="gr17" draw:text-style-name="P13" svg:x1="12.4cm" svg:y1="2.085cm" svg:x2="12.846cm" svg:y2="2.085cm">
      <text:p/>
     </draw:line><draw:line draw:style-name="gr18" draw:text-style-name="P13" svg:x1="12.4cm" svg:y1="0.71cm" svg:x2="12.4cm" svg:y2="2.042cm">
      <text:p/>
     </draw:line><draw:frame draw:style-name="gr19" draw:text-style-name="P15" svg:width="0.929cm" svg:height="0.983cm" svg:x="14.028cm" svg:y="2.857cm">
      <draw:text-box>
       <text:p text:style-name="P14"><text:span text:style-name="T9">А</text:span></text:p>
      </draw:text-box>
     </draw:frame><draw:frame draw:style-name="gr20" draw:text-style-name="P16" svg:width="0.752cm" svg:height="0.74cm" svg:x="14.496cm" svg:y="0.194cm">
      <draw:text-box>
       <text:p text:style-name="P14"><text:span text:style-name="T10">+</text:span></text:p>
      </draw:text-box>
     </draw:frame><draw:frame draw:style-name="gr21" draw:text-style-name="P16" svg:width="0.646cm" svg:height="0.74cm" svg:x="13.871cm" svg:y="0.196cm">
      <draw:text-box>
       <text:p text:style-name="P14"><text:span text:style-name="T10">-</text:span></text:p>
      </draw:text-box>
     </draw:frame>
    </draw:g>Ход работы:</text:p>
      <text:list xml:id="list36373478" text:style-name="L2">
        <text:list-item>
          <text:p text:style-name="P6">Собрали цепь, включив в нее последовательно амперметр, реостат, источник питания и ключ.</text:p>
          <text:p text:style-name="P6">(схема)</text:p>
        </text:list-item>
        <text:list-item>
          <text:p text:style-name="P6">Установили на реостате максимальное сопротивление. </text:p>
          <text:p text:style-name="P6">Замкнули цепь и отметили показание амперметра.</text:p>
        </text:list-item>
        <text:list-item>
          <text:p text:style-name="P6">Уменьшаем сопротивление реостата, медленно передвигая его ползунок.</text:p>
          <text:p text:style-name="P6">Показания амперметра увеличиваются.</text:p>
        </text:list-item>
        <text:list-item>
          <text:p text:style-name="P6">Увеличиваем сопротивление реостата, передвигая ползунок в обратную сторону.</text:p>
          <text:p text:style-name="P6">Показания амперметра уменьшаются.</text:p>
        </text:list-item>
        <text:list-item>
          <text:p text:style-name="P10"><text:span text:style-name="T1">Чтобы объяснить это явление воспользуемся законом Ома для участка цепи </text:span><text:span text:style-name="T1"><draw:frame draw:style-name="fr1" draw:name="Объект1" text:anchor-type="as-char" svg:width="1.235cm" svg:height="0.998cm" draw:z-index="0"><draw:object xlink:href="./Object 1" xlink:type="simple" xlink:show="embed" xlink:actuate="onLoad"/><draw:image xlink:href="./ObjectReplacements/Object 1" xlink:type="simple" xlink:show="embed" xlink:actuate="onLoad"/>
       </draw:frame></text:span></text:p>
          <text:p text:style-name="P6">Таким образом, чем больше сопротивление реостата, тем больше сопротивление всего участка, и тем меньше сила тока (напряжение постоянное).</text:p>
        </text:list-item>
      </text:list>
      <text:p text:style-name="P2"/>
      <text:p text:style-name="P3"><text:span text:style-name="T4">Задача на построение изображения </text:span><text:span text:style-name="T5">в системе из двух линз</text:span><text:span text:style-name="T3"> </text:span></text:p>
      <text:p text:style-name="P3">Для задач на построение нам достаточно знать две формулы:</text:p>
      <text:list xml:id="list36350370" text:style-name="WWNum1">
        <text:list-item>
          <text:p text:style-name="P11">Формула тонкой линзы: </text:p>
          <text:p text:style-name="P11"><draw:frame draw:style-name="fr1" draw:name="Объект7" text:anchor-type="as-char" svg:width="5.764cm" svg:height="2.628cm" draw:z-index="3"><draw:object xlink:href="./Object 4" xlink:type="simple" xlink:show="embed" xlink:actuate="onLoad"/><draw:image xlink:href="./ObjectReplacements/Object 4" xlink:type="simple" xlink:show="embed" xlink:actuate="onLoad"/>
       <svg:desc>формула</svg:desc>
      </draw:frame></text:p>
        </text:list-item>
        <text:list-item>
          <text:p text:style-name="P12">Формула увеличения: <draw:frame draw:style-name="fr1" draw:name="Объект5" text:anchor-type="as-char" svg:width="2.127cm" svg:height="0.998cm" draw:z-index="1"><draw:object xlink:href="./Object 2" xlink:type="simple" xlink:show="embed" xlink:actuate="onLoad"/><draw:image xlink:href="./ObjectReplacements/Object 2" xlink:type="simple" xlink:show="embed" xlink:actuate="onLoad"/>
       <svg:desc>формула</svg:desc>
      </draw:frame>, где <draw:frame draw:style-name="fr1" draw:name="Объект2" text:anchor-type="as-char" svg:width="12.206cm" svg:height="0.787cm" draw:z-index="2"><draw:object xlink:href="./Object 3" xlink:type="simple" xlink:show="embed" xlink:actuate="onLoad"/><draw:image xlink:href="./ObjectReplacements/Object 3" xlink:type="simple" xlink:show="embed" xlink:actuate="onLoad"/>
       <svg:desc>формула</svg:desc>
      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styles>
    <draw:marker draw:name="Стили_20_стрелок_20_1" draw:display-name="Стили стрелок 1" svg:viewBox="0 0 1122 2243" svg:d="m0 2108v17 17l12 42 30 34 38 21 43 4 29-8 30-21 25-26 13-34 343-1532 339 1520 13 42 29 34 39 21 42 4 42-12 34-30 21-42v-39-12l-4 4-440-1998-9-42-25-39-38-25-43-8-42 8-38 25-26 39-8 42z"/>
    <draw:marker draw:name="Стили_20_стрелок_20_3" draw:display-name="Стили стрелок 3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09T15:19:26.61</meta:creation-date>
    <dc:date>2016-06-03T14:00:30.94</dc:date>
    <meta:editing-duration>PT21H46M51S</meta:editing-duration>
    <meta:editing-cycles>5</meta:editing-cycles>
    <meta:generator>OpenOffice.org/3.3$Win32 OpenOffice.org_project/330m20$Build-9567</meta:generator>
    <meta:print-date>2016-06-03T12:40:22.13</meta:print-date>
    <meta:document-statistic meta:table-count="0" meta:image-count="0" meta:object-count="4" meta:page-count="1" meta:paragraph-count="23" meta:word-count="197" meta:character-count="1400"/>
  </office:meta>
</office:document-meta>
</file>

<file path=Object 1/content.xml><?xml version="1.0" encoding="utf-8"?>
<math xmlns="http://www.w3.org/1998/Math/MathML">
  <semantics>
    <mrow>
      <mi>I</mi>
      <mo stretchy="false">=</mo>
      <mfrac>
        <mi>U</mi>
        <mi>R</mi>
      </mfrac>
    </mrow>
    <annotation encoding="StarMath 5.0">I={U} over {R} </annotation>
  </semantics>
</math>
</file>

<file path=Object 2/content.xml><?xml version="1.0" encoding="utf-8"?>
<math xmlns="http://www.w3.org/1998/Math/MathML">
  <semantics>
    <mrow>
      <mrow>
        <mi>Г</mi>
        <mo stretchy="false">=</mo>
        <mfrac>
          <mi>H</mi>
          <mi>h</mi>
        </mfrac>
      </mrow>
      <mo stretchy="false">=</mo>
      <mfrac>
        <mi>f</mi>
        <mi>d</mi>
      </mfrac>
    </mrow>
    <annotation encoding="StarMath 5.0">Г={H} over {h} = {f} over {d}  </annotation>
  </semantics>
</math>
</file>

<file path=Object 3/content.xml><?xml version="1.0" encoding="utf-8"?>
<math xmlns="http://www.w3.org/1998/Math/MathML">
  <semantics>
    <mrow>
      <mrow>
        <mi>f</mi>
        <mo stretchy="false">−</mo>
        <mstyle mathsize="9pt">
          <mrow>
            <mtable>
              <mtr>
                <mtd>
                  <mtext>расстояние от линзы</mtext>
                </mtd>
              </mtr>
            </mtable>
          </mrow>
        </mstyle>
      </mrow>
      <mi>,</mi>
      <mrow>
        <mi>d</mi>
        <mo stretchy="false">−</mo>
        <mstyle mathsize="9pt">
          <mrow>
            <mtable>
              <mtr>
                <mtd>
                  <mtext>расстояние от линзы</mtext>
                </mtd>
              </mtr>
            </mtable>
          </mrow>
        </mstyle>
      </mrow>
      <mi>,</mi>
      <mrow>
        <mi>H</mi>
        <mo stretchy="false">−</mo>
        <mstyle mathsize="9pt">
          <mrow>
            <mtable>
              <mtr>
                <mtd>
                  <mtext>высота</mtext>
                </mtd>
              </mtr>
            </mtable>
          </mrow>
        </mstyle>
      </mrow>
      <mi>,</mi>
      <mrow>
        <mi>h</mi>
        <mo stretchy="false">−</mo>
        <mstyle mathsize="9pt">
          <mrow>
            <mtable>
              <mtr>
                <mtd>
                  <mtext>высота</mtext>
                </mtd>
              </mtr>
            </mtable>
          </mrow>
        </mstyle>
      </mrow>
    </mrow>
    <annotation encoding="StarMath 5.0">   f- size 9{binom"расстояние от линзы"  "до изображения"} , d-size 9{binom"расстояние от линзы"  "до предмета"} ,H-size 9{binom"высота"  "изображения"},h-size 9{binom"высота"  "предмета"}</annotation>
  </semantics>
</math>
</file>

<file path=Object 4/content.xml><?xml version="1.0" encoding="utf-8"?>
<math xmlns="http://www.w3.org/1998/Math/MathML">
  <semantics>
    <mtable>
      <mtr>
        <mtd>
          <mrow>
            <mrow>
              <mi/>
              <mo stretchy="false">±</mo>
              <mfrac>
                <mn>1</mn>
                <mi>F</mi>
              </mfrac>
            </mrow>
            <mrow>
              <mi/>
              <mo stretchy="false">=</mo>
              <mrow>
                <mi/>
                <mo stretchy="false">±</mo>
                <mfrac>
                  <mn>1</mn>
                  <mi>d</mi>
                </mfrac>
              </mrow>
            </mrow>
            <mrow>
              <mi/>
              <mo stretchy="false">±</mo>
              <mfrac>
                <mn>1</mn>
                <mi>f</mi>
              </mfrac>
            </mrow>
          </mrow>
        </mtd>
      </mtr>
      <mtr>
        <mtd>
          <mtable>
            <mtr>
              <mtd>
                <mrow>
                  <mrow>
                    <mo stretchy="false">+</mo>
                    <mi mathvariant="italic">Если</mi>
                  </mrow>
                  <mi/>
                  <mstyle mathsize="10pt">
                    <mrow>
                      <mtable>
                        <mtr>
                          <mtd>
                            <mi mathvariant="italic">линза</mi>
                          </mtd>
                        </mtr>
                        <mtr>
                          <mtd>
                            <mi mathvariant="italic">собир.</mi>
                          </mtd>
                        </mtr>
                      </mtable>
                    </mrow>
                  </mstyle>
                  <mi/>
                  <mstyle mathsize="10pt">
                    <mrow>
                      <mtable>
                        <mtr>
                          <mtd>
                            <mi mathvariant="italic">источник</mi>
                          </mtd>
                        </mtr>
                        <mtr>
                          <mtd>
                            <mi mathvariant="italic">действ.</mi>
                          </mtd>
                        </mtr>
                      </mtable>
                    </mrow>
                  </mstyle>
                  <mi/>
                  <mstyle mathsize="10pt">
                    <mrow>
                      <mtable>
                        <mtr>
                          <mtd>
                            <mi mathvariant="italic">фокус</mi>
                          </mtd>
                        </mtr>
                        <mtr>
                          <mtd>
                            <mi mathvariant="italic">действ.</mi>
                          </mtd>
                        </mtr>
                      </mtable>
                    </mrow>
                  </mstyle>
                </mrow>
              </mtd>
            </mtr>
            <mtr>
              <mtd>
                <mrow>
                  <mrow>
                    <mo stretchy="false">−</mo>
                    <mi mathvariant="italic">Если</mi>
                  </mrow>
                  <mi/>
                  <mstyle mathsize="10pt">
                    <mrow>
                      <mtable>
                        <mtr>
                          <mtd>
                            <mi mathvariant="italic">линза</mi>
                          </mtd>
                        </mtr>
                        <mtr>
                          <mtd>
                            <mi mathvariant="italic">расс.</mi>
                          </mtd>
                        </mtr>
                      </mtable>
                    </mrow>
                  </mstyle>
                  <mi/>
                  <mstyle mathsize="10pt">
                    <mrow>
                      <mtable>
                        <mtr>
                          <mtd>
                            <mi mathvariant="italic">источник</mi>
                          </mtd>
                        </mtr>
                        <mtr>
                          <mtd>
                            <mi mathvariant="italic">мнимый</mi>
                          </mtd>
                        </mtr>
                      </mtable>
                    </mrow>
                  </mstyle>
                  <mi/>
                  <mstyle mathsize="10pt">
                    <mrow>
                      <mtable>
                        <mtr>
                          <mtd>
                            <mi mathvariant="italic">фокус</mi>
                          </mtd>
                        </mtr>
                        <mtr>
                          <mtd>
                            <mi mathvariant="italic">мнимый</mi>
                          </mtd>
                        </mtr>
                      </mtable>
                    </mrow>
                  </mstyle>
                </mrow>
              </mtd>
            </mtr>
          </mtable>
        </mtd>
      </mtr>
    </mtable>
    <annotation encoding="StarMath 5.0">alignl   ~~~~~~~~` +- {{1} over {F}} ~=~ +- {{1} over {d}}~~~~+- {{1} over {f}} newline
 alignl   binom{+ Если ~ size 10 {binom{линза}{собир.}}~ size 10 {binom{источник}{действ.}}~ size 10 {binom{фокус}{действ.}}  }{- Если ~ size 10 {binom{линза}{расс.}}~ size 10 {binom{источник}{мнимый}}~ size 10 {binom{фокус}{мнимый}} }</annotation>
  </semantics>
</math>
</file>